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48630" calcext:value-type="float">
            <text:p>148630</text:p>
          </table:table-cell>
          <table:table-cell office:value-type="string" calcext:value-type="string">
            <text:p>https://www.nornickel.ru/sustainability/reporting/#2006</text:p>
          </table:table-cell>
          <table:table-cell/>
          <table:table-cell office:value-type="string" calcext:value-type="string">
            <text:p>Таблица EN20 на с. 173 отчёта за 2007 год, данные для ОАО «Кольская ГМК»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43090" calcext:value-type="float">
            <text:p>143090</text:p>
          </table:table-cell>
          <table:table-cell office:value-type="string" calcext:value-type="string">
            <text:p>https://www.nornickel.ru/sustainability/reporting/#2007</text:p>
          </table:table-cell>
          <table:table-cell/>
          <table:table-cell office:value-type="string" calcext:value-type="string">
            <text:p>Таблица EN20 на с. 173, данные для ОАО «Кольская ГМК»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31960" calcext:value-type="float">
            <text:p>13196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36160" calcext:value-type="float">
            <text:p>13616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41940" calcext:value-type="float">
            <text:p>14194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34320" calcext:value-type="float">
            <text:p>13432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36060" calcext:value-type="float">
            <text:p>13606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51580" calcext:value-type="float">
            <text:p>15158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2100" calcext:value-type="float">
            <text:p>15210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50020" calcext:value-type="float">
            <text:p>150020</text:p>
          </table:table-cell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57580" calcext:value-type="float">
            <text:p>15758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55050" calcext:value-type="float">
            <text:p>15505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19720" calcext:value-type="float">
            <text:p>11972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1460" calcext:value-type="float">
            <text:p>11146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09010" calcext:value-type="float">
            <text:p>10901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04820" calcext:value-type="float">
            <text:p>10482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99360" calcext:value-type="float">
            <text:p>9936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ОАО «Кольская ГМК»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938800" calcext:value-type="float">
            <text:p>1938800</text:p>
          </table:table-cell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Таблица EN20 на с. 173 отчёта за 2007 год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919950" calcext:value-type="float">
            <text:p>191995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880830" calcext:value-type="float">
            <text:p>188083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911710" calcext:value-type="float">
            <text:p>191171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908010" calcext:value-type="float">
            <text:p>190801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881060" calcext:value-type="float">
            <text:p>188106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797180" calcext:value-type="float">
            <text:p>1797180</text:p>
          </table:table-cell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853920" calcext:value-type="float">
            <text:p>185392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758180" calcext:value-type="float">
            <text:p>175818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764650" calcext:value-type="float">
            <text:p>176465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1798640" calcext:value-type="float">
            <text:p>179864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Заполярного филиала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5704/CSR%20Report%202010_Severstal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072/Severstal_SocialReport_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308/APA0255-We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3161/Severstal_CSR_Report_2014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5732/Severstal_CSR_Report_2015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0943/Severstal_CSR_Report_2016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2123/social_report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8592/CSR_SD_Report_2018_R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44632/Severstal_CSR_SD_Report_2019_RU.pdf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af1c7fa574d5a29ff3d89db933606f67/Doklad_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85e9d60d131e8a95e3d74f1a086740ca/Doklad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384f462435bdaf81b24467a7cdcff979/Doklad_201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7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2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4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6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48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16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300/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admlr.lipetsk.ru/rus/app/adm/dep_eco/doclad_2012.pdf</text:p>
          </table:table-cell>
          <table:table-cell office:value-type="string" calcext:value-type="string">
            <text:p>«Битая» ссыл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 office:value-type="string" calcext:value-type="string">
            <text:p>В госдокладе нет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" calcext:value-type="float">
            <text:p>65782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7" calcext:value-type="float">
            <text:p>131957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" calcext:value-type="float">
            <text:p>91094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4" calcext:value-type="float">
            <text:p>110864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3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/>
          <table:table-cell office:value-type="float" office:value="37170" calcext:value-type="float">
            <text:p>37170</text:p>
          </table:table-cell>
          <table:table-cell/>
          <table:table-cell office:value-type="string" calcext:value-type="string">
            <text:p>Из корпоративной отчётности за 2011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27290" calcext:value-type="float">
            <text:p>27290</text:p>
          </table:table-cell>
          <table:table-cell office:value-type="string" calcext:value-type="string">
            <text:p>https://www.severstal.com/files/5704/CSR%20Report%202010_Severstal.pdf</text:p>
          </table:table-cell>
          <table:table-cell office:value-type="string" calcext:value-type="string">
            <text:p>Из корпоративной отчётности за 2011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27860" calcext:value-type="float">
            <text:p>27860</text:p>
          </table:table-cell>
          <table:table-cell office:value-type="string" calcext:value-type="string">
            <text:p>https://www.severstal.com/files/10072/Severstal_SocialReport_2011.pdf</text:p>
          </table:table-cell>
          <table:table-cell office:value-type="string" calcext:value-type="string">
            <text:p>Таблица «Северсталь Российская Сталь» на с. 103, данные по череповецкой промплощадк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" calcext:value-type="float">
            <text:p>27280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27351" calcext:value-type="float">
            <text:p>27351</text:p>
          </table:table-cell>
          <table:table-cell office:value-type="string" calcext:value-type="string">
            <text:p>https://www.severstal.com/files/10308/APA0255-Web.pdf</text:p>
          </table:table-cell>
          <table:table-cell office:value-type="string" calcext:value-type="string">
            <text:p>Из корпоративной отчётности за 2014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26645" calcext:value-type="float">
            <text:p>26645</text:p>
          </table:table-cell>
          <table:table-cell office:value-type="string" calcext:value-type="string">
            <text:p>https://www.severstal.com/files/13161/Severstal_CSR_Report_2014_RUS.pdf</text:p>
          </table:table-cell>
          <table:table-cell office:value-type="string" calcext:value-type="string">
            <text:p>Таблица «Выбросы в атмосферу…» на с. 7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26418" calcext:value-type="float">
            <text:p>26418</text:p>
          </table:table-cell>
          <table:table-cell office:value-type="string" calcext:value-type="string">
            <text:p>https://www.severstal.com/files/15732/Severstal_CSR_Report_2015_rus.pdf</text:p>
          </table:table-cell>
          <table:table-cell office:value-type="string" calcext:value-type="string">
            <text:p>Таблица «Выбросы в атмосферу…» на с. 14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https://www.severstal.com/files/20943/Severstal_CSR_Report_2016_rus.pdf</text:p>
          </table:table-cell>
          <table:table-cell office:value-type="string" calcext:value-type="string">
            <text:p>Таблица «Выбросы в атмосферу…» на с. 9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27968" calcext:value-type="float">
            <text:p>27968</text:p>
          </table:table-cell>
          <table:table-cell office:value-type="string" calcext:value-type="string">
            <text:p>https://www.severstal.com/files/22123/social_report_2017.pdf</text:p>
          </table:table-cell>
          <table:table-cell office:value-type="string" calcext:value-type="string">
            <text:p>Таблица «Выбросы в атмосферу…» на с. 9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4" calcext:value-type="float">
            <text:p>26294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26407" calcext:value-type="float">
            <text:p>26407</text:p>
          </table:table-cell>
          <table:table-cell office:value-type="string" calcext:value-type="string">
            <text:p>https://www.severstal.com/files/28592/CSR_SD_Report_2018_RU.pdf</text:p>
          </table:table-cell>
          <table:table-cell office:value-type="string" calcext:value-type="string">
            <text:p>Таблица «Выбросы в атмосферу…» на с. 7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27458" calcext:value-type="float">
            <text:p>27458</text:p>
          </table:table-cell>
          <table:table-cell office:value-type="string" calcext:value-type="string">
            <text:p>https://www.severstal.com/files/44632/Severstal_CSR_SD_Report_2019_RU.pdf</text:p>
          </table:table-cell>
          <table:table-cell office:value-type="string" calcext:value-type="string">
            <text:p>Таблица «Выбросы в атмосферу…» на с. 7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5"/>
        </table:table-row>
      </table:table>
      <table:table table:name="Лист2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ic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region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severstal.com/rus/sustainable-development/documents/reports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www.priroda.samregion.ru/environmental_protection/state_report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1">
          <table:table-cell office:value-type="string" calcext:value-type="string">
            <text:p>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skiy krai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skaya oblast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.00.0000</text:date>, <text:time style:data-style-name="N2" text:time-value="10:39:08.5654408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9T14:21:43.594945448</dc:date>
    <dc:creator>Anonymous  </dc:creator>
    <meta:editing-duration>P1DT4H35M55S</meta:editing-duration>
    <meta:editing-cycles>134</meta:editing-cycles>
    <meta:generator>LibreOffice/6.2.4.2$Linux_X86_64 LibreOffice_project/20$Build-2</meta:generator>
    <meta:document-statistic meta:table-count="2" meta:cell-count="2155" meta:object-count="0"/>
  </office:meta>
</office:document-meta>
</file>